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409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409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409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409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409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409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409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409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409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409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409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409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409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409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409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409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409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elianys Del Valle Betancourt Bermùd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/9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77175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uan Gabriel Betancourt Llov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80354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3.19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9" meta:character-count="1186" meta:non-whitespace-character-count="1017"/>
    <meta:template xlink:type="simple" xlink:actuate="onRequest" xlink:title="Normal" xlink:href=""/>
  </office:meta>
</office:document-meta>
</file>